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7335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3 distanceAlgorithm PROBABILITY PERCENT 0-2 Algorithms list sorting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opalnia DATASIZE 200 KNN 3 distanceAlgorithm PROBABILITY PERCENT 0-2 Algorithms list sorting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4:25:00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